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24pt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style:font-size-asian="8.75pt" style:font-size-complex="10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Courier 10 Pitch"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Name: Richard Szeto</text:p>
      <text:p text:style-name="P1"/>
      <text:p text:style-name="P1">Host: 147.144.23.53</text:p>
      <text:p text:style-name="P1"/>
      <text:p text:style-name="P1">Assignment 4: sysmond subsystem</text:p>
      <text:p text:style-name="P1"/>
      <text:p text:style-name="P1">Course: CS 260a</text:p>
      <text:p text:style-name="P3">#!/bin/bash</text:p>
      <text:p text:style-name="P2"># @author <text:s/>Richard Szeto</text:p>
      <text:p text:style-name="P2"># @course <text:s/>CS 260a</text:p>
      <text:p text:style-name="P2"># @time <text:s text:c="3"/>Tuesdays 6:10PM-10PM</text:p>
      <text:p text:style-name="P2"># @loginID rszeto</text:p>
      <text:p text:style-name="P2">#</text:p>
      <text:p text:style-name="P2">#################################################################################</text:p>
      <text:p text:style-name="P2"># NAME <text:s text:c="73"/>#</text:p>
      <text:p text:style-name="P2"># <text:s text:c="6"/>sysmond - logs list of system statistics periodically <text:s text:c="18"/>#</text:p>
      <text:p text:style-name="P2"># <text:s text:c="78"/>#</text:p>
      <text:p text:style-name="P2"># SYNOPSIS <text:s text:c="69"/>#</text:p>
      <text:p text:style-name="P2"># <text:s text:c="6"/>sysmond <text:s text:c="64"/>#</text:p>
      <text:p text:style-name="P2"># <text:s text:c="78"/>#</text:p>
      <text:p text:style-name="P2"># ASSUMPTION <text:s text:c="67"/>#</text:p>
      <text:p text:style-name="P2"># <text:s text:c="6"/>Path contained in configfile is a file that exists and is readable <text:s text:c="5"/>#</text:p>
      <text:p text:style-name="P2"># <text:s text:c="78"/>#</text:p>
      <text:p text:style-name="P2"># DESCRIPTION <text:s text:c="66"/>#</text:p>
      <text:p text:style-name="P2"># <text:s text:c="6"/>sysmond is a subsystem that gathers system information and prints <text:s text:c="6"/>#</text:p>
      <text:p text:style-name="P2"># <text:s text:c="6"/>them to a log file every time interval. Each line will be printed <text:s text:c="6"/>#</text:p>
      <text:p text:style-name="P2"># <text:s text:c="6"/>in the following order: <text:s text:c="48"/>#</text:p>
      <text:p text:style-name="P2"># <text:s text:c="10"/>The month, day, hour(24), and minute <text:s text:c="31"/>#</text:p>
      <text:p text:style-name="P2"># <text:s text:c="78"/>#</text:p>
      <text:p text:style-name="P2"># <text:s text:c="10"/>The total number of processes running <text:s text:c="30"/>#</text:p>
      <text:p text:style-name="P2"># <text:s text:c="78"/>#</text:p>
      <text:p text:style-name="P2"># <text:s text:c="10"/>The number of unique users logged in <text:s text:c="31"/>#</text:p>
      <text:p text:style-name="P2"># <text:s text:c="78"/>#</text:p>
      <text:p text:style-name="P2"># <text:s text:c="10"/>The number of unique users logged in remotely <text:s text:c="22"/>#</text:p>
      <text:p text:style-name="P2"># <text:s text:c="78"/>#</text:p>
      <text:p text:style-name="P2"># <text:s text:c="10"/>Whether anyone is logged in under Xwindows <text:s text:c="25"/>#</text:p>
      <text:p text:style-name="P2"># <text:s text:c="78"/>#</text:p>
      <text:p text:style-name="P2"># <text:s text:c="10"/>The 15-minute load average of the system <text:s text:c="27"/>#</text:p>
      <text:p text:style-name="P2"># <text:s text:c="78"/>#</text:p>
      <text:p text:style-name="P2"># <text:s text:c="6"/>sysmond will continue to print to the log file until sysmond is <text:s text:c="8"/>#</text:p>
      <text:p text:style-name="P2"># <text:s text:c="6"/>terminated. The TERM signal will print summary statistics in the <text:s text:c="7"/>#</text:p>
      <text:p text:style-name="P2"># <text:s text:c="6"/>following format: <text:s text:c="54"/>#</text:p>
      <text:p text:style-name="P2"># <text:s text:c="10"/>Percentage of intervals that have at least one logged in user <text:s text:c="6"/>#</text:p>
      <text:p text:style-name="P2"># <text:s text:c="78"/>#</text:p>
      <text:p text:style-name="P2"># <text:s text:c="10"/>Average number of processes per interval <text:s text:c="27"/>#</text:p>
      <text:p text:style-name="P2"># <text:s text:c="78"/>#</text:p>
      <text:p text:style-name="P2"># <text:s text:c="10"/>Number of intervals <text:s text:c="48"/>#</text:p>
      <text:p text:style-name="P2"># <text:s text:c="78"/>#</text:p>
      <text:p text:style-name="P2"># <text:s text:c="6"/>sysmond will ignore the HUP signal. sysmond will not be able to <text:s text:c="8"/>#</text:p>
      <text:p text:style-name="P2"># <text:s text:c="6"/>print summary statistics upon the KILL signal. <text:s text:c="25"/>#</text:p>
      <text:p text:style-name="P2"># <text:s text:c="78"/>#</text:p>
      <text:p text:style-name="P2"># <text:s text:c="78"/>#</text:p>
      <text:p text:style-name="P2"># <text:s text:c="6"/>By default, the config file is /etc/sysconfig/sysmond. <text:s text:c="17"/>#</text:p>
      <text:p text:style-name="P2"># <text:s text:c="78"/>#</text:p>
      <text:p text:style-name="P2"># <text:s text:c="6"/>By default, the interval is 10 minutes, the log file is <text:s text:c="16"/>#</text:p>
      <text:p text:style-name="P2"># <text:s text:c="6"/>/var/log/sysmond, and sysmond appends to the log file. <text:s text:c="17"/>#</text:p>
      <text:p text:style-name="P2"># <text:s text:c="6"/>To change these values, the following variables can be set in the <text:s text:c="6"/>#</text:p>
      <text:p text:style-name="P2"># <text:s text:c="6"/>config file, one on each line: <text:s text:c="41"/>#</text:p>
      <text:p text:style-name="P2"># <text:s text:c="10"/>interval=&lt;time in minutes(whole number)&gt; <text:s text:c="27"/>#</text:p>
      <text:p text:style-name="P2"># <text:s text:c="78"/>#</text:p>
      <text:p text:style-name="P2"># <text:s text:c="10"/>logfile=&lt;absolute path to log file&gt; <text:s text:c="32"/>#</text:p>
      <text:p text:style-name="P2"># <text:s text:c="78"/>#</text:p>
      <text:p text:style-name="P2"># <text:s text:c="10"/>append=&lt;"yes" or "no"&gt; <text:s text:c="45"/>#</text:p>
      <text:p text:style-name="P2"># <text:s text:c="78"/>#</text:p>
      <text:p text:style-name="P2"># <text:s text:c="6"/>To check the status of sysmond, use "service sysmond status". <text:s text:c="10"/>#</text:p>
      <text:p text:style-name="P2"><text:soft-page-break/># <text:s text:c="6"/>To start sysmond, use "service sysmond start". <text:s text:c="25"/>#</text:p>
      <text:p text:style-name="P2"># <text:s text:c="6"/>To stop sysmond, use "service sysmond stop". <text:s text:c="27"/>#</text:p>
      <text:p text:style-name="P2"># <text:s text:c="6"/>To restart sysmond, use "service sysmond restart". <text:s text:c="21"/>#</text:p>
      <text:p text:style-name="P2"># <text:s text:c="78"/>#</text:p>
      <text:p text:style-name="P2"># <text:s text:c="6"/>By default, sysmond is started automatically at run levels <text:s text:c="13"/>#</text:p>
      <text:p text:style-name="P2"># <text:s text:c="6"/>3, 4, and 5. sysmond is killed or not started at all other <text:s text:c="13"/>#</text:p>
      <text:p text:style-name="P2"># <text:s text:c="6"/>run levels. <text:s text:c="60"/>#</text:p>
      <text:p text:style-name="P2"># <text:s text:c="78"/>#</text:p>
      <text:p text:style-name="P2"># <text:s text:c="6"/>To check the run levels that sysmond is supposed to start and <text:s text:c="10"/>#</text:p>
      <text:p text:style-name="P2"># <text:s text:c="6"/>stop with, use "chkconfig --list sysmond". <text:s text:c="29"/>#</text:p>
      <text:p text:style-name="P2"># <text:s text:c="78"/>#</text:p>
      <text:p text:style-name="P2"># PROBLEMS <text:s text:c="69"/>#</text:p>
      <text:p text:style-name="P2"># <text:s text:c="6"/>If sysmond did not exit cleanly, sysmond may not be able to start. <text:s text:c="5"/>#</text:p>
      <text:p text:style-name="P2"># <text:s text:c="6"/>/var/lock/subsys/sysmond and /var/run/sysmond.pid both must not exist <text:s text:c="2"/>#</text:p>
      <text:p text:style-name="P2"># <text:s text:c="6"/>for sysmond to run. If those files do exist, those files must be <text:s text:c="7"/>#</text:p>
      <text:p text:style-name="P2"># <text:s text:c="6"/>deleted before starting sysmond. <text:s text:c="39"/>#</text:p>
      <text:p text:style-name="P2"># <text:s text:c="78"/>#</text:p>
      <text:p text:style-name="P2"># ERROR CODE <text:s text:c="67"/>#</text:p>
      <text:p text:style-name="P2"># <text:s text:c="6"/>1 <text:s text:c="70"/>#</text:p>
      <text:p text:style-name="P2"># <text:s text:c="10"/>logfile directory is not a directory. <text:s text:c="30"/>#</text:p>
      <text:p text:style-name="P2"># <text:s text:c="78"/>#</text:p>
      <text:p text:style-name="P2"># <text:s text:c="6"/>2 <text:s text:c="70"/>#</text:p>
      <text:p text:style-name="P2"># <text:s text:c="10"/>logfile directory does not have write permissions. <text:s text:c="17"/>#</text:p>
      <text:p text:style-name="P2"># <text:s text:c="78"/>#</text:p>
      <text:p text:style-name="P2"># <text:s text:c="6"/>3 <text:s text:c="70"/>#</text:p>
      <text:p text:style-name="P2"># <text:s text:c="10"/>logfile is to be appended, but logfile does not have write <text:s text:c="9"/>#</text:p>
      <text:p text:style-name="P2"># <text:s text:c="10"/>permissions. <text:s text:c="55"/>#</text:p>
      <text:p text:style-name="P2"># <text:s text:c="78"/>#</text:p>
      <text:p text:style-name="P2"># <text:s text:c="6"/>255 <text:s text:c="68"/>#</text:p>
      <text:p text:style-name="P2"># <text:s text:c="10"/>sysmond failed to start due to existing instance of sysmond. <text:s text:c="7"/>#</text:p>
      <text:p text:style-name="P2"># <text:s text:c="78"/>#</text:p>
      <text:p text:style-name="P2">#################################################################################</text:p>
      <text:p text:style-name="P2"/>
      <text:p text:style-name="P2"># set PATH variable to bare minimum</text:p>
      <text:p text:style-name="P2">PATH=/bin:/usr/bin</text:p>
      <text:p text:style-name="P2"/>
      <text:p text:style-name="P2"># prevent multiple instances of sysmond</text:p>
      <text:p text:style-name="P2"># either from manual start of sysmond</text:p>
      <text:p text:style-name="P2"># or start from using service command.</text:p>
      <text:p text:style-name="P2"># May not start if not exited cleanly.</text:p>
      <text:p text:style-name="P2">if [ -e /var/run/sysmond.pid ]</text:p>
      <text:p text:style-name="P2">then</text:p>
      <text:p text:style-name="P2"><text:s text:c="4"/>pid=$(cat /var/run/sysmond.pid)</text:p>
      <text:p text:style-name="P2"/>
      <text:p text:style-name="P2"><text:s text:c="4"/>if [ -e /proc/$pid/cmdline ]</text:p>
      <text:p text:style-name="P2"><text:s text:c="4"/>then</text:p>
      <text:p text:style-name="P2"><text:s text:c="8"/></text:p>
      <text:p text:style-name="P2"><text:s text:c="8"/>if cat -A /proc/$pid/cmdline | </text:p>
      <text:p text:style-name="P2"><text:s text:c="12"/>egrep '/usr/local/bin/sysmond' &gt; /dev/null</text:p>
      <text:p text:style-name="P2"><text:s text:c="8"/>then</text:p>
      <text:p text:style-name="P2"><text:s text:c="12"/># need to use logger, do not know if $logfile is writable yet</text:p>
      <text:p text:style-name="P2"><text:s text:c="12"/>logger -t sysmond -p local3.info "ERROR: sysmond is already running"</text:p>
      <text:p text:style-name="P2"><text:s text:c="12"/>logger -t sysmond -p local3.info "ERROR: sysmond will now close"</text:p>
      <text:p text:style-name="P2"><text:s text:c="12"/>exit -1 # or 255</text:p>
      <text:p text:style-name="P2"><text:s text:c="8"/>fi</text:p>
      <text:p text:style-name="P2"><text:s text:c="4"/>fi</text:p>
      <text:p text:style-name="P2">fi</text:p>
      <text:p text:style-name="P2"/>
      <text:p text:style-name="P2"><text:soft-page-break/># if we weren't invoked with the --inbg option, restart ourselves</text:p>
      <text:p text:style-name="P2"># with the option --inbg (so when we restart we can avoid recursion)</text:p>
      <text:p text:style-name="P2"># this fudges a shell script to behave like a daemon.</text:p>
      <text:p text:style-name="P2">if [ "$1" == "--inbg" ]; then</text:p>
      <text:p text:style-name="P2"><text:s text:c="4"/>echo $$ &gt; /var/run/sysmond.pid</text:p>
      <text:p text:style-name="P2">else</text:p>
      <text:p text:style-name="P2"><text:s text:c="4"/>exec $0 --inbg &amp;</text:p>
      <text:p text:style-name="P2"><text:s text:c="4"/># there shouldn't be a parent now, but just in case...</text:p>
      <text:p text:style-name="P2"><text:s text:c="4"/>exit 0</text:p>
      <text:p text:style-name="P2">fi </text:p>
      <text:p text:style-name="P2"/>
      <text:p text:style-name="P2"># ignore HUP signal</text:p>
      <text:p text:style-name="P2">trap '' HUP</text:p>
      <text:p text:style-name="P2"># print out summary statistics upon TERM</text:p>
      <text:p text:style-name="P2">trap 'summary' TERM</text:p>
      <text:p text:style-name="P2"/>
      <text:p text:style-name="P2"># Global counters</text:p>
      <text:p text:style-name="P2">iterations=0</text:p>
      <text:p text:style-name="P2">processes=0</text:p>
      <text:p text:style-name="P2">userLogin=0</text:p>
      <text:p text:style-name="P2">#</text:p>
      <text:p text:style-name="P2"># CHANGE this for testing. The standard place for sysmond's</text:p>
      <text:p text:style-name="P2"># configuration file is in /etc/sysconfig</text:p>
      <text:p text:style-name="P2">#</text:p>
      <text:p text:style-name="P2">configfile=/etc/sysconfig/sysmond</text:p>
      <text:p text:style-name="P2">#</text:p>
      <text:p text:style-name="P2"># these are the default values for the parameters in the config file</text:p>
      <text:p text:style-name="P2">#</text:p>
      <text:p text:style-name="P2">interval=10</text:p>
      <text:p text:style-name="P2">logfile=/var/log/sysmond</text:p>
      <text:p text:style-name="P2">append=yes</text:p>
      <text:p text:style-name="P2">#</text:p>
      <text:p text:style-name="P2">errors_seen=no</text:p>
      <text:p text:style-name="P2">error() {</text:p>
      <text:p text:style-name="P2"><text:s text:c="4"/># error function. simply outputs an error message to the logfile.</text:p>
      <text:p text:style-name="P2"><text:s text:c="4"/># this function SETS THE GLOBAL VARIABLE errors_seen</text:p>
      <text:p text:style-name="P2"><text:s text:c="4"/># to indicate whether errors have been seen or not.</text:p>
      <text:p text:style-name="P2"/>
      <text:p text:style-name="P2"><text:s text:c="4"/>echo "ERROR: $*" &gt;&gt; "$logfile"</text:p>
      <text:p text:style-name="P2"><text:s text:c="4"/>errors_seen=yes</text:p>
      <text:p text:style-name="P2">}</text:p>
      <text:p text:style-name="P2"/>
      <text:p text:style-name="P2">read_config() {</text:p>
      <text:p text:style-name="P2"><text:s text:c="4"/># read_config path-to-configfile</text:p>
      <text:p text:style-name="P2"><text:s text:c="4"/>#</text:p>
      <text:p text:style-name="P2"><text:s text:c="4"/># reads the config file and SETS THREE GLOBAL VARIABLES</text:p>
      <text:p text:style-name="P2"><text:s text:c="4"/># <text:s text:c="2"/>logfile - set to the path of the output log file</text:p>
      <text:p text:style-name="P2"><text:s text:c="4"/># <text:s text:c="2"/>append <text:s/>- yes or no depending on whether the log file should be</text:p>
      <text:p text:style-name="P2"><text:s text:c="4"/># <text:s text:c="6"/>overwritten (no) or appended to (yes)</text:p>
      <text:p text:style-name="P2"><text:s text:c="4"/># <text:s text:c="2"/>interval = the number of minutes between reports</text:p>
      <text:p text:style-name="P2"><text:s text:c="4"/># these variables should already have default values</text:p>
      <text:p text:style-name="P2"><text:s text:c="4"/>#</text:p>
      <text:p text:style-name="P2"><text:s text:c="4"/># read_config calls the function error to report errors</text:p>
      <text:p text:style-name="P2"><text:s text:c="4"/># <text:s text:c="2"/>some errors cause an immediate return with a failure (1) status</text:p>
      <text:p text:style-name="P2"><text:s text:c="4"/># at the end of the function, it checks the global variable</text:p>
      <text:p text:style-name="P2"><text:s text:c="4"/># <text:s text:c="2"/>errors_seen (set by the error function) and sets its return</text:p>
      <text:p text:style-name="P2"><text:s text:c="4"/># <text:s text:c="2"/>status accordingly (0 if no errors were encountered, 1 otherwise)</text:p>
      <text:p text:style-name="P2"><text:s text:c="4"/>#</text:p>
      <text:p text:style-name="P2"><text:soft-page-break/><text:s text:c="4"/>[ $# -ne 1 ] &amp;&amp; { error "illegal call to read_config" ; return 1; }</text:p>
      <text:p text:style-name="P2"><text:s text:c="4"/>[ ! -f "$1" -o ! -r "$1" ] &amp;&amp; { error "$1 not a readable file" ; return 1; }</text:p>
      <text:p text:style-name="P2"><text:s text:c="4"/>local line cfile</text:p>
      <text:p text:style-name="P2"><text:s text:c="4"/>cfile="$1"</text:p>
      <text:p text:style-name="P2"><text:s text:c="4"/>OIFS="$IFS"</text:p>
      <text:p text:style-name="P2"><text:s text:c="4"/>while read line; do</text:p>
      <text:p text:style-name="P2"><text:s text:c="8"/># ignore empty lines and comments</text:p>
      <text:p text:style-name="P2"><text:s text:c="8"/>[ -z "$line" -o "${line:0:1}" = "#" ] &amp;&amp; continue</text:p>
      <text:p text:style-name="P2"/>
      <text:p text:style-name="P2"><text:s text:c="8"/># chop the line on =</text:p>
      <text:p text:style-name="P2"><text:s text:c="8"/>IFS="="</text:p>
      <text:p text:style-name="P2"><text:s text:c="8"/>set -- $line</text:p>
      <text:p text:style-name="P2"><text:s text:c="8"/>IFS="$OIFS"</text:p>
      <text:p text:style-name="P2"/>
      <text:p text:style-name="P2"><text:s text:c="8"/># look for keywords and process them</text:p>
      <text:p text:style-name="P2"><text:s text:c="8"/>case "$1" in </text:p>
      <text:p text:style-name="P2"><text:s text:c="12"/>logfile) </text:p>
      <text:p text:style-name="P2"><text:s text:c="16"/>[ -n "$2" ] &amp;&amp; logfile="$2" || error \</text:p>
      <text:p text:style-name="P2"><text:s text:c="16"/>"Configfile=$cfile - no value for logfile: line='$line'" </text:p>
      <text:p text:style-name="P2"><text:s text:c="20"/>;;</text:p>
      <text:p text:style-name="P2"><text:s text:c="12"/>append) <text:s text:c="3"/></text:p>
      <text:p text:style-name="P2"><text:s text:c="16"/>[ "$2" = yes -o "$2" = no ] &amp;&amp; append=$2 || error \</text:p>
      <text:p text:style-name="P2"><text:s text:c="16"/>"Configfile=$cfile - illegal value for append: line='$line'"</text:p>
      <text:p text:style-name="P2"><text:s text:c="20"/>;;</text:p>
      <text:p text:style-name="P2"><text:s text:c="12"/>interval) <text:s text:c="3"/></text:p>
      <text:p text:style-name="P2"><text:s text:c="16"/>echo "$2" | grep -qE "^[[:digit:]]+$" &amp;&amp; interval=$2 || error \</text:p>
      <text:p text:style-name="P2"><text:s text:c="16"/>"Configfile=$cfile - illegal value for interval: line='$line'"</text:p>
      <text:p text:style-name="P2"><text:s text:c="20"/>;;</text:p>
      <text:p text:style-name="P2"><text:s text:c="12"/>*) <text:s text:c="7"/></text:p>
      <text:p text:style-name="P2"><text:s text:c="16"/>error "Configfile=$cfile - illegal line in $cfile:'$line'"</text:p>
      <text:p text:style-name="P2"><text:s text:c="20"/>;;</text:p>
      <text:p text:style-name="P2"><text:s text:c="8"/>esac</text:p>
      <text:p text:style-name="P2"><text:s text:c="4"/>done &lt; "$cfile"</text:p>
      <text:p text:style-name="P2"/>
      <text:p text:style-name="P2"><text:s text:c="4"/># if there were any syntax errors, return failure</text:p>
      <text:p text:style-name="P2"><text:s text:c="4"/>[ $errors_seen = yes ] &amp;&amp; return 1</text:p>
      <text:p text:style-name="P2"><text:s text:c="4"/>return 0</text:p>
      <text:p text:style-name="P2">}</text:p>
      <text:p text:style-name="P2"/>
      <text:p text:style-name="P2">log() {</text:p>
      <text:p text:style-name="P2"><text:s text:c="4"/># print to log file</text:p>
      <text:p text:style-name="P2"><text:s text:c="4"/></text:p>
      <text:p text:style-name="P2"><text:s text:c="4"/>echo -e "$*" &gt;&gt; "$logfile"</text:p>
      <text:p text:style-name="P2">}</text:p>
      <text:p text:style-name="P2"/>
      <text:p text:style-name="P2">summary() {</text:p>
      <text:p text:style-name="P2"><text:s text:c="4"/># Gather data to print summary statistics to logfile upon TERM</text:p>
      <text:p text:style-name="P2"/>
      <text:p text:style-name="P2"><text:s text:c="4"/>if [ "$iterations" -gt 0 ] ; then</text:p>
      <text:p text:style-name="P2"><text:s text:c="8"/>percentage=$(echo -e "($userLogin / $iterations)*100" | bc -l | \</text:p>
      <text:p text:style-name="P2"><text:s text:c="12"/>sed -r 's/^([0-9]+)\..*$/\1/')</text:p>
      <text:p text:style-name="P2"><text:s text:c="8"/>average=$(($processes / $iterations))</text:p>
      <text:p text:style-name="P2"><text:s text:c="4"/>else</text:p>
      <text:p text:style-name="P2"><text:s text:c="8"/># do not want to divide by 0</text:p>
      <text:p text:style-name="P2"><text:s text:c="8"/>percentage=0</text:p>
      <text:p text:style-name="P2"><text:s text:c="8"/>average=0</text:p>
      <text:p text:style-name="P2"><text:s text:c="4"/>fi</text:p>
      <text:p text:style-name="P2"/>
      <text:p text:style-name="P2"><text:soft-page-break/><text:s text:c="4"/>dateTime=$(date +%m%d%H%M)</text:p>
      <text:p text:style-name="P2"><text:s text:c="4"/># output summary statistics</text:p>
      <text:p text:style-name="P2"><text:s text:c="4"/>log "$dateTime: SUMMARY: $percentage% of samples found users logged in."</text:p>
      <text:p text:style-name="P2"><text:s text:c="4"/>log "$dateTime: an AVERAGE of $average processes were running over"\</text:p>
      <text:p text:style-name="P2"><text:s text:c="8"/>"$iterations measurements."</text:p>
      <text:p text:style-name="P2"/>
      <text:p text:style-name="P2"><text:s text:c="4"/># log sysmond to system log file</text:p>
      <text:p text:style-name="P2"><text:s text:c="4"/>logger -t sysmond -p local3.info "sysmond has safely exited"</text:p>
      <text:p text:style-name="P2"/>
      <text:p text:style-name="P2"><text:s text:c="4"/># remove pid file</text:p>
      <text:p text:style-name="P2"><text:s text:c="4"/>if [ -e /var/run/sysmond.pid ]</text:p>
      <text:p text:style-name="P2"><text:s text:c="4"/>then</text:p>
      <text:p text:style-name="P2"><text:s text:c="8"/>rm /var/run/sysmond.pid</text:p>
      <text:p text:style-name="P2"><text:s text:c="4"/>fi</text:p>
      <text:p text:style-name="P2"/>
      <text:p text:style-name="P2"><text:s text:c="4"/># clean exit upon TERM</text:p>
      <text:p text:style-name="P2"><text:s text:c="4"/>exit 0</text:p>
      <text:p text:style-name="P2">}</text:p>
      <text:p text:style-name="P2"/>
      <text:p text:style-name="P2">logDirectory=$(echo -n -e "$logfile" | sed -r 's/^(.+)\/[^\/]+$/\1/')</text:p>
      <text:p text:style-name="P2"/>
      <text:p text:style-name="P2"># check if logfile directory is a directory</text:p>
      <text:p text:style-name="P2">if [ ! -d "$logDirectory" ] ; then</text:p>
      <text:p text:style-name="P2"><text:s text:c="4"/># need to use logger, $logfile not writable</text:p>
      <text:p text:style-name="P2"><text:s text:c="4"/>logger -t sysmond -p local3.info \</text:p>
      <text:p text:style-name="P2"><text:s text:c="4"/>"Error: logfile directory is not a directory"</text:p>
      <text:p text:style-name="P2"><text:s text:c="4"/>exit 1</text:p>
      <text:p text:style-name="P2">fi</text:p>
      <text:p text:style-name="P2"/>
      <text:p text:style-name="P2"># check if logfile directory is writable</text:p>
      <text:p text:style-name="P2">if [ ! -w "$logDirectory" ] ; then</text:p>
      <text:p text:style-name="P2"><text:s text:c="4"/># need to use logger, $logfile not writable</text:p>
      <text:p text:style-name="P2"><text:s text:c="4"/>logger -t sysmond -p local3.info \</text:p>
      <text:p text:style-name="P2"><text:s text:c="4"/>"Error: logfile directory not writable: Permission Denied"</text:p>
      <text:p text:style-name="P2"><text:s text:c="4"/>exit 2</text:p>
      <text:p text:style-name="P2">fi</text:p>
      <text:p text:style-name="P2"/>
      <text:p text:style-name="P2">if [ "$append=yes" -a ! -w "$logfile" ]</text:p>
      <text:p text:style-name="P2">then</text:p>
      <text:p text:style-name="P2"><text:s text:c="4"/># need to use logger, $logfile not writable</text:p>
      <text:p text:style-name="P2"><text:s text:c="4"/>logger -t sysmond -p local3.info \</text:p>
      <text:p text:style-name="P2"><text:s text:c="4"/>"ERROR: logfile is to be appended and is not writable: Permission Denied"</text:p>
      <text:p text:style-name="P2"><text:s text:c="4"/>exit 3</text:p>
      <text:p text:style-name="P2">fi</text:p>
      <text:p text:style-name="P2"/>
      <text:p text:style-name="P2"># read the config file and check the exit status</text:p>
      <text:p text:style-name="P2">if ! read_config "$configfile" ; then</text:p>
      <text:p text:style-name="P2"><text:s text:c="4"/># error pertaining to $logfile, need to use logger</text:p>
      <text:p text:style-name="P2"><text:s text:c="4"/>logger -t sysmond -p local3.info \</text:p>
      <text:p text:style-name="P2"><text:s text:c="4"/>"Error: problem with configfile in $configfile, check logfile in $logfile"</text:p>
      <text:p text:style-name="P2">fi</text:p>
      <text:p text:style-name="P2"/>
      <text:p text:style-name="P2"># prepare status for logger start message</text:p>
      <text:p text:style-name="P2">if [ "$append" = yes ]</text:p>
      <text:p text:style-name="P2">then</text:p>
      <text:p text:style-name="P2"><text:s text:c="4"/>status=appended</text:p>
      <text:p text:style-name="P2">else</text:p>
      <text:p text:style-name="P2"><text:s text:c="4"/>status=recreated</text:p>
      <text:p text:style-name="P2"><text:soft-page-break/>fi</text:p>
      <text:p text:style-name="P2"/>
      <text:p text:style-name="P2"># log sysmond to system log file</text:p>
      <text:p text:style-name="P2">logger -t sysmond -p local3.info \</text:p>
      <text:p text:style-name="P2">"sysmond has started. Logfile is $logfile and is being $status"</text:p>
      <text:p text:style-name="P2"/>
      <text:p text:style-name="P2"># remove the log file if indicated.</text:p>
      <text:p text:style-name="P2">[ "$append" = no -a -f "$logfile" ] &amp;&amp; rm -f "$logfile"</text:p>
      <text:p text:style-name="P2"/>
      <text:p text:style-name="P2"># start message and header</text:p>
      <text:p text:style-name="P2">log "Sysmond started on $(hostname) at $(date +%'H:%M %b %d %Y'). interval ="\</text:p>
      <text:p text:style-name="P2"><text:s text:c="4"/>"$interval minutes"</text:p>
      <text:p text:style-name="P2">log "DATE/TIME\t#PROCS\t#USERS\t#REMOTE\tXUSER?\tLOADAV"</text:p>
      <text:p text:style-name="P2"/>
      <text:p text:style-name="P2"># convert minutes to seconds for use with sleep</text:p>
      <text:p text:style-name="P2">seconds=$((interval * 60))</text:p>
      <text:p text:style-name="P2"/>
      <text:p text:style-name="P2"># infinite loop until TERM or KILL</text:p>
      <text:p text:style-name="P2">while true; do</text:p>
      <text:p text:style-name="P2"><text:s text:c="4"/>iterations=$((iterations + 1))</text:p>
      <text:p text:style-name="P2"><text:s text:c="4"/></text:p>
      <text:p text:style-name="P2"><text:s text:c="4"/># get current month, day, hour, and minute</text:p>
      <text:p text:style-name="P2"><text:s text:c="4"/>dateTime=$(date +%m%d%H%M)</text:p>
      <text:p text:style-name="P2"/>
      <text:p text:style-name="P2"><text:s text:c="4"/># get current number of processes</text:p>
      <text:p text:style-name="P2"><text:s text:c="4"/>procTemp=$(ls /proc | egrep '^[0-9]+$' | wc -l)</text:p>
      <text:p text:style-name="P2"><text:s text:c="4"/># add to total processes so far</text:p>
      <text:p text:style-name="P2"><text:s text:c="4"/>processes=$((processes + procTemp))</text:p>
      <text:p text:style-name="P2"><text:s text:c="4"/></text:p>
      <text:p text:style-name="P2"><text:s text:c="4"/># get number of unique users logged in</text:p>
      <text:p text:style-name="P2"><text:s text:c="4"/>userTemp=$(who | cut -d' ' -f1 | sort -u | wc -l)</text:p>
      <text:p text:style-name="P2"><text:s text:c="4"/># if there are users logged in, add to iterations logged in</text:p>
      <text:p text:style-name="P2"><text:s text:c="4"/>[ "$userTemp" -gt 0 ] &amp;&amp; userLogin=$((userLogin + 1))</text:p>
      <text:p text:style-name="P2"/>
      <text:p text:style-name="P2"><text:s text:c="4"/># get number of unique local users logged in</text:p>
      <text:p text:style-name="P2"><text:s text:c="4"/>userLocalTemp=$(who | egrep '^[[:alnum:]]+ +tty[0-9]+' | cut -d' ' -f1 |\</text:p>
      <text:p text:style-name="P2"><text:s text:c="8"/>sort -u | wc -l)</text:p>
      <text:p text:style-name="P2"/>
      <text:p text:style-name="P2"><text:s text:c="4"/># calculate number of unique remote users logged in</text:p>
      <text:p text:style-name="P2"><text:s text:c="4"/>userRemoteTemp=$((userTemp - userLocalTemp))</text:p>
      <text:p text:style-name="P2"/>
      <text:p text:style-name="P2"><text:s text:c="4"/># get number of XWindow users</text:p>
      <text:p text:style-name="P2"><text:s text:c="4"/>xuserTemp=$(who | egrep '\(\:[0-9]+\)$' | cut -d' ' -f1 | sort -u | wc -l)</text:p>
      <text:p text:style-name="P2"/>
      <text:p text:style-name="P2"><text:s text:c="4"/># determine if there are any XWindows users</text:p>
      <text:p text:style-name="P2"><text:s text:c="4"/>anyXUser=NO</text:p>
      <text:p text:style-name="P2"><text:s text:c="4"/>[ "$xuserTemp" -gt 0 ] &amp;&amp; anyXUser=YES</text:p>
      <text:p text:style-name="P2"/>
      <text:p text:style-name="P2"><text:s text:c="4"/># get the 15-minute load average</text:p>
      <text:p text:style-name="P2"><text:s text:c="4"/>loadAV15=$(cat /proc/loadavg | cut -d' ' -f3)</text:p>
      <text:p text:style-name="P2"/>
      <text:p text:style-name="P2"><text:s text:c="4"/># print to logfile</text:p>
      <text:p text:style-name="P2"><text:s text:c="4"/>log "$dateTime\t$procTemp\t$userTemp\t$userRemoteTemp\t$anyXUser\t$loadAV15"</text:p>
      <text:p text:style-name="P2"/>
      <text:p text:style-name="P2"><text:s text:c="4"/># wait some interval before printing statistics to log again</text:p>
      <text:p text:style-name="P2"><text:s text:c="4"/>sleep "$seconds" &amp;</text:p>
      <text:p text:style-name="P2"><text:s text:c="4"/>wait</text:p>
      <text:p text:style-name="P2">done</text:p>
      <text:p text:style-name="P3">#!/bin/sh</text:p>
      <text:p text:style-name="P2">#</text:p>
      <text:p text:style-name="P2"># sysmond Starts/stop the "sysmond" daemon</text:p>
      <text:p text:style-name="P2">#</text:p>
      <text:p text:style-name="P2"># chkconfig: <text:s text:c="2"/>345 55 45</text:p>
      <text:p text:style-name="P2"># description: logs list of system statistics periodically</text:p>
      <text:p text:style-name="P2"/>
      <text:p text:style-name="P2">### BEGIN INIT INFO</text:p>
      <text:p text:style-name="P2"># Provides: sysmond</text:p>
      <text:p text:style-name="P2"># Required-Start: $local_fs $syslog</text:p>
      <text:p text:style-name="P2"># Required-Stop: $local_fs $syslog</text:p>
      <text:p text:style-name="P2"># Default-Start: 345</text:p>
      <text:p text:style-name="P2"># Default-Stop: 55</text:p>
      <text:p text:style-name="P2"># Short-Description: Starts/stop the "sysmond" daemon</text:p>
      <text:p text:style-name="P2"># Description: logs list of system statistics periodically</text:p>
      <text:p text:style-name="P2">### END INIT INFO</text:p>
      <text:p text:style-name="P2"/>
      <text:p text:style-name="P2"># Source function library.</text:p>
      <text:p text:style-name="P2">. /etc/rc.d/init.d/functions</text:p>
      <text:p text:style-name="P2"/>
      <text:p text:style-name="P2">exec=/usr/local/bin/sysmond</text:p>
      <text:p text:style-name="P2">prog="sysmond"</text:p>
      <text:p text:style-name="P2">config=/etc/sysconfig/sysmond</text:p>
      <text:p text:style-name="P2"/>
      <text:p text:style-name="P2">[ -e /etc/sysconfig/$prog ] &amp;&amp; . /etc/sysconfig/$prog</text:p>
      <text:p text:style-name="P2"/>
      <text:p text:style-name="P2">lockfile=/var/lock/subsys/$prog</text:p>
      <text:p text:style-name="P2"/>
      <text:p text:style-name="P2">start() {</text:p>
      <text:p text:style-name="P2"><text:s text:c="4"/>[ -x $exec ] || exit 5</text:p>
      <text:p text:style-name="P2"><text:s text:c="4"/>[ -f $config ] || exit 6</text:p>
      <text:p text:style-name="P2"><text:s text:c="4"/>echo -n $"Starting $prog: "</text:p>
      <text:p text:style-name="P2"><text:s text:c="4"/>daemon $exec $OPTS</text:p>
      <text:p text:style-name="P2"><text:s text:c="4"/>retval=$?</text:p>
      <text:p text:style-name="P2"><text:s text:c="4"/>echo</text:p>
      <text:p text:style-name="P2"><text:s text:c="4"/>[ $retval -eq 0 ] &amp;&amp; touch $lockfile</text:p>
      <text:p text:style-name="P2">}</text:p>
      <text:p text:style-name="P2"/>
      <text:p text:style-name="P2">stop() {</text:p>
      <text:p text:style-name="P2"><text:s text:c="4"/>echo -n $"Stopping $prog: "</text:p>
      <text:p text:style-name="P2"><text:s text:c="4"/>if [ -n "`pidfileofproc $exec`" ] ; then</text:p>
      <text:p text:style-name="P2"><text:s text:c="8"/>killproc $exec</text:p>
      <text:p text:style-name="P2"><text:tab/><text:tab/>RETVAL=3</text:p>
      <text:p text:style-name="P2"><text:s text:c="4"/>else</text:p>
      <text:p text:style-name="P2"><text:s text:c="8"/>failure $"Stopping $prog"</text:p>
      <text:p text:style-name="P2"><text:s text:c="4"/>fi</text:p>
      <text:p text:style-name="P2"><text:s text:c="4"/>retval=$?</text:p>
      <text:p text:style-name="P2"><text:s text:c="4"/>echo</text:p>
      <text:p text:style-name="P2"><text:s text:c="4"/>[ $retval -eq 0 ] &amp;&amp; rm -f $lockfile</text:p>
      <text:p text:style-name="P2">}</text:p>
      <text:p text:style-name="P2"/>
      <text:p text:style-name="P2">restart() {</text:p>
      <text:p text:style-name="P2"><text:s text:c="4"/>stop</text:p>
      <text:p text:style-name="P2"><text:s text:c="4"/>start</text:p>
      <text:p text:style-name="P2">}</text:p>
      <text:p text:style-name="P2"/>
      <text:p text:style-name="P2">reload() {</text:p>
      <text:p text:style-name="P2"><text:s text:c="4"/>restart</text:p>
      <text:p text:style-name="P2"><text:soft-page-break/>}</text:p>
      <text:p text:style-name="P2"/>
      <text:p text:style-name="P2">force_reload() {</text:p>
      <text:p text:style-name="P2"><text:s text:c="4"/>restart</text:p>
      <text:p text:style-name="P2">}</text:p>
      <text:p text:style-name="P2"/>
      <text:p text:style-name="P2">rh_status() {</text:p>
      <text:p text:style-name="P2"><text:s text:c="4"/># run checks to determine if the service is running or use generic status</text:p>
      <text:p text:style-name="P2"><text:s text:c="4"/>status $prog</text:p>
      <text:p text:style-name="P2">}</text:p>
      <text:p text:style-name="P2"/>
      <text:p text:style-name="P2">rh_status_q() {</text:p>
      <text:p text:style-name="P2"><text:s text:c="4"/>rh_status &gt;/dev/null 2&gt;&amp;1</text:p>
      <text:p text:style-name="P2">}</text:p>
      <text:p text:style-name="P2"/>
      <text:p text:style-name="P2"/>
      <text:p text:style-name="P2">case "$1" in</text:p>
      <text:p text:style-name="P2"><text:s text:c="4"/>start)</text:p>
      <text:p text:style-name="P2"><text:s text:c="8"/>rh_status_q &amp;&amp; exit 0</text:p>
      <text:p text:style-name="P2"><text:s text:c="8"/>$1</text:p>
      <text:p text:style-name="P2"><text:s text:c="8"/>;;</text:p>
      <text:p text:style-name="P2"><text:s text:c="4"/>stop)</text:p>
      <text:p text:style-name="P2"><text:s text:c="8"/>rh_status_q || exit 0</text:p>
      <text:p text:style-name="P2"><text:s text:c="8"/>$1</text:p>
      <text:p text:style-name="P2"><text:s text:c="8"/>;;</text:p>
      <text:p text:style-name="P2"><text:s text:c="4"/>restart)</text:p>
      <text:p text:style-name="P2"><text:s text:c="8"/>$1</text:p>
      <text:p text:style-name="P2"><text:s text:c="8"/>;;</text:p>
      <text:p text:style-name="P2"><text:s text:c="4"/>reload)</text:p>
      <text:p text:style-name="P2"><text:s text:c="8"/>rh_status_q || exit 7</text:p>
      <text:p text:style-name="P2"><text:s text:c="8"/>$1</text:p>
      <text:p text:style-name="P2"><text:s text:c="8"/>;;</text:p>
      <text:p text:style-name="P2"><text:s text:c="4"/>force-reload)</text:p>
      <text:p text:style-name="P2"><text:s text:c="8"/>force_reload</text:p>
      <text:p text:style-name="P2"><text:s text:c="8"/>;;</text:p>
      <text:p text:style-name="P2"><text:s text:c="4"/>status)</text:p>
      <text:p text:style-name="P2"><text:s text:c="8"/>rh_status</text:p>
      <text:p text:style-name="P2"><text:s text:c="8"/>;;</text:p>
      <text:p text:style-name="P2"><text:s text:c="4"/>condrestart|try-restart)</text:p>
      <text:p text:style-name="P2"><text:s text:c="8"/>rh_status_q || exit 0</text:p>
      <text:p text:style-name="P2"><text:s text:c="8"/>restart</text:p>
      <text:p text:style-name="P2"><text:s text:c="8"/>;;</text:p>
      <text:p text:style-name="P2"><text:s text:c="4"/>*)</text:p>
      <text:p text:style-name="P2"><text:s text:c="8"/>echo $"Usage: $0 {start|stop|status|restart|condrestart|try-restart|reload|force-reload}"</text:p>
      <text:p text:style-name="P2"><text:s text:c="8"/>exit 2</text:p>
      <text:p text:style-name="P2">esac</text:p>
      <text:p text:style-name="P2">exit $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oodaemon </meta:initial-creator>
    <meta:creation-date>2014-04-22T01:10:31</meta:creation-date>
    <dc:date>2014-04-22T16:45:08</dc:date>
    <dc:creator>bloodaemon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9" meta:paragraph-count="406" meta:word-count="1950" meta:character-count="16266" meta:non-whitespace-character-count="9325"/>
  </office:meta>
</office:document-meta>
</file>